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T1" style:family="text">
      <style:text-properties officeooo:rsid="00053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1"><text:span text:style-name="T1"><text:tab/>5) Criação de acervo (Biblioteca)</text:span></text:p>
      <text:p text:style-name="P1"><text:tab/><text:span text:style-name="T1">6) Facilita a administração baselines (Base line é a combinação dos módulos que gera uma aplicação estável, na qual serve como uma base segura de apoio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8-14T18:44:07.057803851</dc:date>
    <meta:editing-duration>PT1H36M54S</meta:editing-duration>
    <meta:editing-cycles>2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22" meta:word-count="224" meta:character-count="1495" meta:non-whitespace-character-count="1251"/>
  </office:meta>
</office:document-meta>
</file>